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532c" officeooo:paragraph-rsid="001b532c"/>
    </style:style>
    <style:style style:name="P2" style:family="paragraph" style:parent-style-name="Standard">
      <style:text-properties fo:font-size="18pt" officeooo:rsid="001b532c" officeooo:paragraph-rsid="001b532c" style:font-size-asian="18pt" style:font-size-complex="18pt"/>
    </style:style>
    <style:style style:name="P3" style:family="paragraph" style:parent-style-name="Standard">
      <style:text-properties officeooo:rsid="001b5d88" officeooo:paragraph-rsid="001b5d88"/>
    </style:style>
    <style:style style:name="P4" style:family="paragraph" style:parent-style-name="Standard">
      <style:text-properties officeooo:rsid="001d48bf" officeooo:paragraph-rsid="001d48bf"/>
    </style:style>
    <style:style style:name="T1" style:family="text">
      <style:text-properties officeooo:rsid="001c570f"/>
    </style:style>
    <style:style style:name="T2" style:family="text">
      <style:text-properties officeooo:rsid="001d48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ndez-vous du 9.08.2018</text:p>
      <text:p text:style-name="P1"/>
      <text:p text:style-name="P1">Faire la couche. Image en indice de réfraction.</text:p>
      <text:p text:style-name="P1">3x3 et <text:span text:style-name="T2">paramétrable</text:span></text:p>
      <text:p text:style-name="P1"/>
      <text:p text:style-name="P4">Vérifier les longueur d’onde à l’intérieur de la couche.</text:p>
      <text:p text:style-name="P1">Vérifier où <text:s/>est-ce qu’on a mis la source. Si elle prend en compte les données qui reviennent.</text:p>
      <text:p text:style-name="P3">Propagation → collision. Il faut calculer entre. <text:span text:style-name="T1">Calculer avec les Fin.</text:span></text:p>
      <text:p text:style-name="P1"/>
      <text:p text:style-name="P1">Rendu du travail :</text:p>
      <text:p text:style-name="P1"/>
      <text:p text:style-name="P1">- donner les objectifs, ce que avait été prévu de faire, ce qui a été fait.</text:p>
      <text:p text:style-name="P1">- expliquer notre approche et notre méthodologie</text:p>
      <text:p text:style-name="P1">- donner le code, doit être lisible et expliqu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5:07:02.086781328</meta:creation-date>
    <dc:date>2018-08-09T15:32:32.262827990</dc:date>
    <meta:editing-duration>PT5M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87" meta:character-count="499" meta:non-whitespace-character-count="421"/>
  </office:meta>
</office:document-meta>
</file>